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11. Atribuir tag ao ponto turístico</text:h>
      <text:p text:style-name="Text_20_body"/>
      <text:h text:style-name="Heading_20_2" text:outline-level="2">Descrição:</text:h>
      <text:p text:style-name="Text_20_body"><text:tab/>O viajante pode atribuir ou remover tags ao ponto turístico selecionado.</text:p>
      <text:p text:style-name="Text_20_body">Atores:</text:p>
      <text:p text:style-name="Text_20_body"><text:tab/>Viajante.</text:p>
      <text:h text:style-name="Heading_20_2" text:outline-level="2">Pré-Condições:</text:h>
      <text:p text:style-name="Text_20_body"><text:tab/>1 - O usuário deve estar cadastrado no sistema.</text:p>
      <text:p text:style-name="Text_20_body"><text:tab/>2 - O usuário deve estar logado no sistema.</text:p>
      <text:p text:style-name="Text_20_body"><text:tab/>3 - O ponto turístico deve estar cadastrado no sistema.</text:p>
      <text:p text:style-name="Text_20_body"/>
      <text:h text:style-name="Heading_20_2" text:outline-level="2">Fluxo Principal [Atribuir ou remover]:</text:h>
      <text:p text:style-name="Text_20_body"><text:tab/>1 – O usuário seleciona a opção de atribuir tags.</text:p>
      <text:p text:style-name="Text_20_body"><text:tab/>2 – O sistema apresenta a tela de atribuição de tags.</text:p>
      <text:p text:style-name="Text_20_body"><text:tab/>3 – O usuário adiciona ou remove as tags pertinentes e clica em salvar.</text:p>
      <text:p text:style-name="Text_20_body"><text:tab/>4 – O sistema exibe a tela de detalhamento de ponto turístico e informa que os dados foram inseridos com sucesso.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30T19:39:59</meta:creation-date>
    <dc:date>2009-07-30T19:51:24</dc:date>
    <meta:editing-duration>PT00H11M25S</meta:editing-duration>
    <meta:editing-cycles>17</meta:editing-cycles>
    <meta:generator>OpenOffice.org/3.0$Unix OpenOffice.org_project/300m15$Build-9379</meta:generator>
    <meta:document-statistic meta:character-count="629" meta:image-count="0" meta:object-count="0" meta:page-count="1" meta:paragraph-count="15" meta:table-count="0" meta:word-count="110"/>
  </office:meta>
</office:document-meta>
</file>